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.5">
            <text:p>8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.5">
            <text:p>6,5</text:p>
          </table:table-cell>
          <table:table-cell table:style-name="ce11" office:value-type="date" office:date-value="2014-08-03">
            <text:p>0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56.5">
            <text:p>56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</text:p>
          </table:table-cell>
          <table:table-cell table:number-columns-repeated="2" table:style-name="ce2" office:value-type="float" office:value="8">
            <text:p>8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in books/chapters/server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4.5">
            <text:p>4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11" office:value-type="date" office:date-value="2014-07-28">
            <text:p>28.07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3">
            <text:p>4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2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5">
            <text:p>1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25">
            <text:p>12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7.08.2014</text:date>, <text:time>22:5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9M27S</meta:editing-duration>
    <meta:editing-cycles>82</meta:editing-cycles>
    <meta:generator>OpenOffice/4.1.0$Win32 OpenOffice.org_project/410m18$Build-9764</meta:generator>
    <dc:date>2014-08-07T22:56:13.93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